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ce1"/>
        <table:table-column table:style-name="co5" table:default-cell-style-name="ce5"/>
        <table:table-column table:style-name="co1" table:default-cell-style-name="ce13"/>
        <table:table-column table:style-name="co6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/>
          <table:table-cell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/>
          <table:table-cell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/>
          <table:table-cell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/>
          <table:table-cell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/>
          <table:table-cell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/>
          <table:table-cell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/>
          <table:table-cell office:value-type="date" office:date-value="2020-09-13" calcext:value-type="date">
            <text:p>13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/>
          <table:table-cell office:value-type="date" office:date-value="2020-09-20" calcext:value-type="date">
            <text:p>20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/>
          <table:table-cell office:value-type="date" office:date-value="2020-09-27" calcext:value-type="date">
            <text:p>27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/>
          <table:table-cell office:value-type="date" office:date-value="2020-10-04" calcext:value-type="date">
            <text:p>04/10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/>
          <table:table-cell office:value-type="date" office:date-value="2020-10-11" calcext:value-type="date">
            <text:p>11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/>
          <table:table-cell office:value-type="date" office:date-value="2020-10-18" calcext:value-type="date">
            <text:p>18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/>
          <table:table-cell office:value-type="date" office:date-value="2020-10-25" calcext:value-type="date">
            <text:p>25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/>
          <table:table-cell office:value-type="date" office:date-value="2020-11-01" calcext:value-type="date">
            <text:p>01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/>
          <table:table-cell office:value-type="date" office:date-value="2020-11-08" calcext:value-type="date">
            <text:p>08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/>
          <table:table-cell office:value-type="date" office:date-value="2020-11-15" calcext:value-type="date">
            <text:p>15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/>
          <table:table-cell office:value-type="date" office:date-value="2020-11-22" calcext:value-type="date">
            <text:p>22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/>
          <table:table-cell office:value-type="date" office:date-value="2020-11-29" calcext:value-type="date">
            <text:p>29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/>
          <table:table-cell office:value-type="date" office:date-value="2020-12-06" calcext:value-type="date">
            <text:p>06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/>
          <table:table-cell office:value-type="date" office:date-value="2020-12-13" calcext:value-type="date">
            <text:p>13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 table:style-name="Default"/>
          <table:table-cell office:value-type="date" office:date-value="2020-12-20" calcext:value-type="date">
            <text:p>20/12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 table:style-name="Default"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3"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style-name="Default" table:number-columns-repeated="4"/>
        </table:table-row>
        <table:table-row table:style-name="ro1" table:number-rows-repeated="3">
          <table:table-cell/>
          <table:table-cell table:style-name="ce6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31])" office:value-type="float" office:value="80" calcext:value-type="float">
            <text:p>80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09:22:37.217494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15T09:23:57.532421411</dc:date>
    <meta:editing-duration>PT7H19M53S</meta:editing-duration>
    <meta:editing-cycles>40</meta:editing-cycles>
    <meta:generator>LibreOffice/7.0.1.2$Linux_X86_64 LibreOffice_project/00$Build-2</meta:generator>
    <meta:document-statistic meta:table-count="1" meta:cell-count="121" meta:object-count="0"/>
  </office:meta>
</office:document-meta>
</file>